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94mm"/>
    </style:style>
    <style:style style:name="co2" style:family="table-column">
      <style:table-column-properties fo:break-before="auto" style:column-width="97.08mm"/>
    </style:style>
    <style:style style:name="co3" style:family="table-column">
      <style:table-column-properties fo:break-before="auto" style:column-width="40.69mm"/>
    </style:style>
    <style:style style:name="co4" style:family="table-column">
      <style:table-column-properties fo:break-before="auto" style:column-width="70.27mm"/>
    </style:style>
    <style:style style:name="co5" style:family="table-column">
      <style:table-column-properties fo:break-before="auto" style:column-width="41.24mm"/>
    </style:style>
    <style:style style:name="co6" style:family="table-column">
      <style:table-column-properties fo:break-before="auto" style:column-width="43.46mm"/>
    </style:style>
    <style:style style:name="co7" style:family="table-column">
      <style:table-column-properties fo:break-before="auto" style:column-width="78.02mm"/>
    </style:style>
    <style:style style:name="co8" style:family="table-column">
      <style:table-column-properties fo:break-before="auto" style:column-width="3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5.81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search-criteria-must-apply-to-whole-cell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Diseas</text:p>
          </table:table-cell>
          <table:table-cell table:style-name="ce1" office:value-type="string" calcext:value-type="string">
            <text:p>Symptoms</text:p>
          </table:table-cell>
          <table:table-cell table:style-name="ce1" office:value-type="string" calcext:value-type="string">
            <text:p>Prevention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Affects mostly</text:p>
          </table:table-cell>
          <table:table-cell table:style-name="ce1" office:value-type="string" calcext:value-type="string">
            <text:p>Caus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Glauco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ritis</text:p>
          </table:table-cell>
          <table:table-cell office:value-type="string" calcext:value-type="string">
            <text:p>Photophobia &amp; Tearing</text:p>
            <text:p>Decrease of visual acuity possibly leading to blindness</text:p>
          </table:table-cell>
          <table:table-cell/>
          <table:table-cell office:value-type="string" calcext:value-type="string">
            <text:p>Ibuprophen against pain</text:p>
            <text:p>Oral medication containing corticosteroids</text:p>
          </table:table-cell>
          <table:table-cell/>
          <table:table-cell office:value-type="string" calcext:value-type="string">
            <text:p>40ies – 60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eratitis</text:p>
          </table:table-cell>
          <table:table-cell office:value-type="string" calcext:value-type="string">
            <text:p>Inflammation of the cornea</text:p>
            <text:p>Pain</text:p>
            <text:p>Impaired eyesight</text:p>
            <text:p>Photophobia</text:p>
            <text:p>Red eye</text:p>
            <text:p>'gritty' sensation</text:p>
          </table:table-cell>
          <table:table-cell/>
          <table:table-cell office:value-type="string" calcext:value-type="string">
            <text:p>Depends on the cause:</text:p>
            <text:p>Antibacterial/-fungal/-viral therapy</text:p>
            <text:p/>
            <text:p>Stop wearing contact lenses for some time.</text:p>
            <text:p>Don't throw them away, since they can be</text:p>
            <text:p>Useful to identify the pathogen.</text:p>
          </table:table-cell>
          <table:table-cell office:value-type="string" calcext:value-type="string">
            <text:p>Can progress rapidly (?)</text:p>
          </table:table-cell>
          <table:table-cell/>
          <table:table-cell office:value-type="string" calcext:value-type="string">
            <text:p>Viral form:</text:p>
            <text:p>herpes simplex virus</text:p>
            <text:p/>
            <text:p>Bacterial form:</text:p>
            <text:p>Injury or wearing contact lenses</text:p>
            <text:p/>
            <text:p>Fungal:</text:p>
            <text:p>Something with contact lenses</text:p>
            <text:p/>
            <text:p>Amoebic:</text:p>
            <text:p>Mostly affects contact lens-wearers</text:p>
            <text:p/>
            <text:p>Parasitic:</text:p>
            <text:p>Infected Blackfly bite → river blindnes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otokreatitis</text:p>
            <text:p>(Snow blindness)</text:p>
          </table:table-cell>
          <table:table-cell office:value-type="string" calcext:value-type="string">
            <text:p>Intense tears, pain, eyelid twitching,</text:p>
            <text:p>Discomfort form bright light</text:p>
          </table:table-cell>
          <table:table-cell office:value-type="string" calcext:value-type="string">
            <text:p>Wear sunglasses</text:p>
          </table:table-cell>
          <table:table-cell/>
          <table:table-cell office:value-type="string" calcext:value-type="string">
            <text:p>Healing: 24 – 72 h</text:p>
          </table:table-cell>
          <table:table-cell/>
          <table:table-cell office:value-type="string" calcext:value-type="string">
            <text:p>Insufficient protection to UV light</text:p>
            <text:p>e.g. from welding or sunlight in win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uch's dystrophy</text:p>
          </table:table-cell>
          <table:table-cell office:value-type="string" calcext:value-type="string">
            <text:p>Awake with blurred vision and glare</text:p>
          </table:table-cell>
          <table:table-cell/>
          <table:table-cell office:value-type="string" calcext:value-type="string">
            <text:p>Hair dryer, topical hypertonic saline,</text:p>
            <text:p>Therapeutic soft contact lens,</text:p>
            <text:p>Cornea transplant</text:p>
            <text:p>(READ ARTICLE AGAIN FOR</text:p>
            <text:p>CONTEMPORARY METHODS)</text:p>
          </table:table-cell>
          <table:table-cell/>
          <table:table-cell office:value-type="string" calcext:value-type="string">
            <text:p>50ies – 60ies</text:p>
            <text:p>(rarely 30ies – 60ies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eratoconus</text:p>
          </table:table-cell>
          <table:table-cell office:value-type="string" calcext:value-type="string">
            <text:p>Cornea shape converges to cone:</text:p>
            <text:p>Blurry vision,</text:p>
            <text:p>Visual acuity at all distances, poor night vision</text:p>
            <text:p>Photophobia, eye strain</text:p>
            <text:p>No to little pain</text:p>
            <text:p><text:span text:style-name="T1">Multiple ghost images! (chaotic pattern)</text:span></text:p>
            <text:p><text:span text:style-name="T2">Differently strong in both eyes</text:span></text:p>
          </table:table-cell>
          <table:table-cell/>
          <table:table-cell office:value-type="string" calcext:value-type="string">
            <text:p>Contact lenses</text:p>
            <text:p>later RGP (rigid gas-permeable)</text:p>
            <text:p/>
            <text:p>Cornea transplants or „stabilization rings“</text:p>
          </table:table-cell>
          <table:table-cell/>
          <table:table-cell office:value-type="string" calcext:value-type="string">
            <text:p>1/500 – 1/2000 peo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atoconjunctivitis sicca</text:p>
          </table:table-cell>
          <table:table-cell office:value-type="string" calcext:value-type="string">
            <text:p>Literally means dry ey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neal neovascularization</text:p>
          </table:table-cell>
          <table:table-cell office:value-type="string" calcext:value-type="string">
            <text:p>Exessive ingrowth of blood vessels into cornea</text:p>
            <text:p>Can impair eye sight</text:p>
          </table:table-cell>
          <table:table-cell/>
          <table:table-cell office:value-type="string" calcext:value-type="string">
            <text:p>Use newer gas-permeable contact lenses</text:p>
          </table:table-cell>
          <table:table-cell table:number-columns-repeated="2"/>
          <table:table-cell office:value-type="string" calcext:value-type="string">
            <text:p>Contact lenses (old hydrogel contact lens mat)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Corneal ulcer</text:p>
          </table:table-cell>
          <table:table-cell office:value-type="string" calcext:value-type="string">
            <text:p>Can lead to blindness</text:p>
          </table:table-cell>
          <table:table-cell table:number-columns-repeated="3"/>
          <table:table-cell office:value-type="string" calcext:value-type="string">
            <text:p>People in the tropics</text:p>
            <text:p>And agrarian societies</text:p>
          </table:table-cell>
          <table:table-cell office:value-type="string" calcext:value-type="string">
            <text:p>E.g. vitamin A deficiency</text:p>
            <text:p>Other eye conditions, e.g.:</text:p>
            <text:p>Dry eye</text:p>
            <text:p>Corneal dystrophy</text:p>
            <text:p>Entropion</text:p>
            <text:p>Distichias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ygeson's superficial punctate keratopathy</text:p>
          </table:table-cell>
          <table:table-cell office:value-type="string" calcext:value-type="string">
            <text:p>Blurred vision, dry eyes, sensation of having a foreign</text:p>
            <text:p>Object stuck in the eye, burning sensation and watery</text:p>
            <text:p>Eyes.</text:p>
            <text:p>Tiny lumps are visible on the eye</text:p>
          </table:table-cell>
          <table:table-cell/>
          <table:table-cell office:value-type="string" calcext:value-type="string">
            <text:p>Symptoms may disappear if untreated</text:p>
            <text:p>But treatment greatly reduces healing and</text:p>
            <text:p>Risk of remission</text:p>
          </table:table-cell>
          <table:table-cell table:number-columns-repeated="2"/>
          <table:table-cell office:value-type="string" calcext:value-type="string">
            <text:p>not well known yet. First investigated in the '50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office:annotation draw:style-name="gr1" draw:text-style-name="P2" svg:width="28.99mm" svg:height="9.91mm" svg:x="85.93mm" svg:y="168.56mm" draw:caption-point-x="-6.1mm" draw:caption-point-y="15.1mm">
              <dc:date>2015-10-26T00:00:00</dc:date>
              <text:p text:style-name="P1">Early detection necessary!</text:p>
            </office:annotation>
            <text:p>Retinal detachment</text:p>
          </table:table-cell>
          <table:table-cell office:value-type="string" calcext:value-type="string">
            <text:p>Permanet damage may occur if the detachment is not</text:p>
            <text:p>Repaired within 24-72h!</text:p>
            <text:p>Flashes of light – very brief in the extreme peripheral region</text:p>
            <text:p>Sudden increase in the amount of floaters</text:p>
            <text:p>Slight feeling of heaviness in the eye</text:p>
          </table:table-cell>
          <table:table-cell office:value-type="string" calcext:value-type="string">
            <text:p>Teaching of initial signs!</text:p>
          </table:table-cell>
          <table:table-cell/>
          <table:table-cell office:value-type="string" calcext:value-type="string">
            <text:p>Usually within first 6</text:p>
            <text:p>weeks of posterior</text:p>
            <text:p>viterous detachment but</text:p>
            <text:p>also possible 3 months</text:p>
            <text:p>Later</text:p>
          </table:table-cell>
          <table:table-cell office:value-type="string" calcext:value-type="string">
            <text:p>Athletes with sports of</text:p>
            <text:p>Increased eye pressure</text:p>
          </table:table-cell>
          <table:table-cell office:value-type="string" calcext:value-type="string">
            <text:p>Posterior vitreous detachment</text:p>
            <text:p>Trauma-related cases of retinal detachment</text:p>
            <text:p>can occur in high-impact sports or in</text:p>
            <text:p>High speed spo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tinschisis</text:p>
          </table:table-cell>
          <table:table-cell office:value-type="string" calcext:value-type="string">
            <text:p>Abnormal splitting of retina's neurosensory layers</text:p>
            <text:p>Rare forms result in loss of vision in the affected fiel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blind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yctalopia (Night blindness)</text:p>
          </table:table-cell>
          <table:table-cell office:value-type="string" calcext:value-type="string">
            <text:p>High difficulty to see in relatively low light</text:p>
          </table:table-cell>
          <table:table-cell table:number-columns-repeated="4"/>
          <table:table-cell office:value-type="string" calcext:value-type="string">
            <text:p>Birth, injury, malnutrition (lack of vitamin 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eralopia</text:p>
          </table:table-cell>
          <table:table-cell office:value-type="string" calcext:value-type="string">
            <text:p>High difficulty to see in relatively bright l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indness</text:p>
          </table:table-cell>
          <table:table-cell office:value-type="string" calcext:value-type="string">
            <text:p>„Black image“</text:p>
          </table:table-cell>
          <table:table-cell table:number-columns-repeated="4"/>
          <table:table-cell office:value-type="string" calcext:value-type="string">
            <text:p>Quite comm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hromatopsia</text:p>
          </table:table-cell>
          <table:table-cell office:value-type="string" calcext:value-type="string">
            <text:p>No color vision</text:p>
          </table:table-cell>
          <table:table-cell/>
          <table:table-cell office:value-type="string" calcext:value-type="string">
            <text:p>No treatment but since 2003 eyeborg device</text:p>
          </table:table-cell>
          <table:table-cell/>
          <table:table-cell office:value-type="string" calcext:value-type="string">
            <text:p>Mostly child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toma (blind spo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lyopia (lazy eye)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21:42:03.355723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drin </meta:initial-creator>
    <meta:creation-date>2015-10-25T20:50:44.623119762</meta:creation-date>
    <dc:date>2015-10-27T02:22:28.311070434</dc:date>
    <dc:creator>xadrin </dc:creator>
    <meta:editing-duration>PT3H59M</meta:editing-duration>
    <meta:editing-cycles>17</meta:editing-cycles>
    <meta:generator>LibreOffice/5.0.2.2$Linux_X86_64 LibreOffice_project/00m0$Build-2</meta:generator>
    <meta:document-statistic meta:table-count="1" meta:cell-count="67" meta:object-count="0"/>
  </office:meta>
</office:document-meta>
</file>